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0.517cm"/>
    </style:style>
    <style:style style:name="co8" style:family="table-column">
      <style:table-column-properties fo:break-before="auto" style:column-width="5.099cm"/>
    </style:style>
    <style:style style:name="co9" style:family="table-column">
      <style:table-column-properties fo:break-before="auto" style:column-width="3.341cm"/>
    </style:style>
    <style:style style:name="co10" style:family="table-column">
      <style:table-column-properties fo:break-before="auto" style:column-width="2.773cm"/>
    </style:style>
    <style:style style:name="co11" style:family="table-column">
      <style:table-column-properties fo:break-before="auto" style:column-width="0.494cm"/>
    </style:style>
    <style:style style:name="co12" style:family="table-column">
      <style:table-column-properties fo:break-before="auto" style:column-width="20.724cm"/>
    </style:style>
    <style:style style:name="co13" style:family="table-column">
      <style:table-column-properties fo:break-before="auto" style:column-width="21.731cm"/>
    </style:style>
    <style:style style:name="co14" style:family="table-column">
      <style:table-column-properties fo:break-before="auto" style:column-width="19.662cm"/>
    </style:style>
    <style:style style:name="co15"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1.177cm" fo:break-before="auto" style:use-optimal-row-height="true"/>
    </style:style>
    <style:style style:name="ro7" style:family="table-row">
      <style:table-row-properties style:row-height="2.226cm" fo:break-before="auto" style:use-optimal-row-height="false"/>
    </style:style>
    <style:style style:name="ro8" style:family="table-row">
      <style:table-row-properties style:row-height="2.551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0.695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5.078cm" fo:break-before="auto" style:use-optimal-row-height="false"/>
    </style:style>
    <style:style style:name="ro13" style:family="table-row">
      <style:table-row-properties style:row-height="2.817cm" fo:break-before="auto" style:use-optimal-row-height="true"/>
    </style:style>
    <style:style style:name="ro14" style:family="table-row">
      <style:table-row-properties style:row-height="18.613cm" fo:break-before="auto" style:use-optimal-row-height="true"/>
    </style:style>
    <style:style style:name="ro15" style:family="table-row">
      <style:table-row-properties style:row-height="1.64cm" fo:break-before="auto" style:use-optimal-row-height="true"/>
    </style:style>
    <style:style style:name="ro16" style:family="table-row">
      <style:table-row-properties style:row-height="1.157cm" fo:break-before="auto" style:use-optimal-row-height="true"/>
    </style:style>
    <style:style style:name="ro17" style:family="table-row">
      <style:table-row-properties style:row-height="12.296cm" fo:break-before="auto" style:use-optimal-row-height="true"/>
    </style:style>
    <style:style style:name="ro18" style:family="table-row">
      <style:table-row-properties style:row-height="1.71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110"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justify" fo:margin-left="0cm"/>
      <style:text-properties fo:font-size="14pt" style:font-size-asian="14pt" style:font-size-complex="14pt"/>
    </style:style>
    <style:style style:name="ce13"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9" style:family="table-cell" style:parent-style-name="Default">
      <style:table-cell-properties fo:border-bottom="1.5pt soli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37"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44"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48" style:family="table-cell" style:parent-style-name="Default">
      <style:table-cell-properties fo:wrap-option="wrap"/>
      <style:text-properties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55"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text:p>
          </table:table-cell>
          <table:table-cell/>
          <table:table-cell table:style-name="ce120" office:value-type="string" calcext:value-type="string" table:number-columns-spanned="2" table:number-rows-spanned="1">
            <text:p>…définir les nouveaux services de streaming vidéo interactif</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transformer les opportunités actuelles en profit en changeant la façon dont les gens regardent des vidéos et jouent aux jeux vidéo.</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number-columns-repeated="3"/>
          <table:table-cell table:style-name="ce12" office:value-type="string" calcext:value-type="string">
            <text:p>cahier des charges d’architecture (<text:a xlink:href="https://pubs.opengroup.org/togaf-standard/architecture-content/chap05.html#tag_05_02_03_02" xlink:type="simple">TOGAF 5.2.3.2</text:a>)</text:p>
          </table:table-cell>
          <table:table-cell/>
          <table:table-cell table:style-name="ce136" office:value-type="string" calcext:value-type="string">
            <text:p>N/A</text:p>
          </table:table-cell>
          <table:table-cell table:style-name="ce118" office:value-type="string" calcext:value-type="string">
            <text:p>N/A</text:p>
          </table:table-cell>
          <table:table-cell/>
        </table:table-row>
        <table:table-row table:style-name="ro7">
          <table:table-cell/>
          <table:table-cell table:style-name="ce110" office:value-type="string" calcext:value-type="string" table:number-columns-spanned="2" table:number-rows-spanned="2">
            <text:p>LIVRABLE(S) ATTENDU(S)</text:p>
            <text:p><text:a xlink:href="https://pubs.opengroup.org/togaf-standard/architecture-content/chap04.html#tag_04" xlink:type="simple">TOGAF 4.Architecure Deliverables</text:a></text:p>
          </table:table-cell>
          <table:covered-table-cell/>
          <table:table-cell table:style-name="ce13" office:value-type="string" calcext:value-type="string">
            <text:p>Document de Définition d'Architecture (<text:a xlink:href="https://pubs.opengroup.org/togaf-standard/architecture-content/chap04.html#tag_04_02_03" xlink:type="simple">TOGAF 4.2.3</text:a>)</text:p>
          </table:table-cell>
          <table:table-cell/>
          <table:table-cell table:style-name="ce129" office:value-type="string" calcext:value-type="string">
            <text:p>A, B, C, D, E, F</text:p>
          </table:table-cell>
          <table:table-cell table:style-name="ce142" office:value-type="string" calcext:value-type="string">
            <text:p>B,C,D,E,F, G, H</text:p>
          </table:table-cell>
          <table:table-cell/>
        </table:table-row>
        <table:table-row table:style-name="ro8">
          <table:table-cell/>
          <table:covered-table-cell table:number-columns-repeated="2"/>
          <table:table-cell table:style-name="ce14" office:value-type="string" calcext:value-type="string">
            <text:p>Plan de test</text:p>
          </table:table-cell>
          <table:table-cell/>
          <table:table-cell table:style-name="ce21" office:value-type="string" calcext:value-type="string">
            <text:p>N/A</text:p>
          </table:table-cell>
          <table:table-cell table:style-name="ce29" office:value-type="string" calcext:value-type="string">
            <text:p>N/A</text:p>
          </table:table-cell>
          <table:table-cell/>
        </table:table-row>
        <table:table-row table:style-name="ro1">
          <table:table-cell table:number-columns-repeated="8"/>
        </table:table-row>
        <table:table-row table:style-name="ro1">
          <table:table-cell table:number-columns-repeated="5"/>
          <table:table-cell table:style-name="ce137"/>
          <table:table-cell table:number-columns-repeated="2"/>
        </table:table-row>
      </table:table>
      <table:table table:name="Analyse PJ" table:style-name="ta1">
        <office:forms form:automatic-focus="false" form:apply-design-mode="false"/>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default-cell-style-name="ce1"/>
        <table:table-column table:style-name="co15" table:default-cell-style-name="ce1"/>
        <table:table-column table:style-name="co1" table:number-columns-repeated="995" table:default-cell-style-name="ce1"/>
        <table:table-row table:style-name="ro9">
          <table:table-cell table:number-columns-repeated="10"/>
          <table:table-cell office:value-type="string" calcext:value-type="string">
            <text:p/>
            <text:p/>
          </table:table-cell>
          <table:table-cell table:number-columns-repeated="994"/>
        </table:table-row>
        <table:table-row table:style-name="ro10">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44" office:value-type="string" calcext:value-type="string" table:number-columns-spanned="5" table:number-rows-spanned="1">
            <text:p>Référentiel TOGAF® 9.2</text:p>
          </table:table-cell>
          <table:covered-table-cell table:number-columns-repeated="4" table:style-name="ce44"/>
          <table:table-cell table:number-columns-repeated="995"/>
        </table:table-row>
        <table:table-row table:style-name="ro5">
          <table:table-cell/>
          <table:covered-table-cell/>
          <table:covered-table-cell table:style-name="ce151"/>
          <table:covered-table-cell table:style-name="ce37"/>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37" office:value-type="string" calcext:value-type="string">
            <text:p>B. Architecture d’entreprise</text:p>
          </table:table-cell>
          <table:table-cell table:style-name="ce37"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1">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2">
          <table:table-cell/>
          <table:covered-table-cell table:number-columns-repeated="3"/>
          <table:table-cell table:style-name="ce169"/>
          <table:table-cell table:style-name="ce184" table:number-columns-repeated="2"/>
          <table:table-cell table:style-name="ce55"/>
          <table:covered-table-cell table:number-columns-repeated="2" table:style-name="ce55"/>
          <table:table-cell table:style-name="ce202"/>
          <table:table-cell table:number-columns-repeated="994"/>
        </table:table-row>
        <table:table-row table:style-name="ro13">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mail d’Alex Z.</text:p>
            <text:p>Directeur technique</text:p>
          </table:table-cell>
          <table:covered-table-cell table:style-name="ce161"/>
          <table:table-cell table:style-name="ce170"/>
          <table:table-cell table:style-name="ce185" office:value-type="string" calcext:value-type="string">
            <text:p>...l’idée est tout simplement d'utiliser pleinement les possibilités des technologies et de l'infrastructure actuelles pour l'industrie des médias.</text:p>
            <text:p/>
            <text:p/>
            <text:p/>
          </table:table-cell>
          <table:table-cell table:style-name="ce185" office:value-type="string" calcext:value-type="string">
            <text:p>Le streaming vidéo interactif est un service créatif, qui permettra de transformer les opportunités actuelles en profit.</text:p>
            <text:p>...Afin de donner vie à ce service, nous devons considérablement améliorer notre infrastructure informatique et logicielle actuelle.</text:p>
            <text:p>Vous trouverez ci-dessous quelques-unes des exigences essentielles des parties prenantes :</text:p>
            <text:p>      -La facilité d'utilisation est toujours importante pour tous les projets logiciels.</text:p>
            <text:p>      -En outre, les logiciels doivent être performants de manière cohérente et fiable.</text:p>
            <text:p>      -La maintenabilité et la sécurité figurent également parmi les principales préoccupations. </text:p>
            <text:p/>
          </table:table-cell>
          <table:table-cell table:style-name="ce191"/>
          <table:table-cell table:style-name="ce191" office:value-type="string" calcext:value-type="string">
            <text:p>Nous maintenons les dernières technologies liées aux médias, tant en termes de matériel que de logiciels...Nous achetons des licences et des logiciels prêts à l'emploi et disposons également d'une équipe interne capable de développer des logiciels sur mesure. Les deux possibilités sont disponibles pour ce projet.</text:p>
            <text:p/>
          </table:table-cell>
          <table:table-cell table:style-name="ce198"/>
          <table:table-cell table:number-columns-repeated="995"/>
        </table:table-row>
        <table:table-row table:style-name="ro14">
          <table:table-cell/>
          <table:covered-table-cell table:style-name="ce107"/>
          <table:table-cell table:style-name="ce154" office:value-type="string" calcext:value-type="string" table:number-columns-spanned="2" table:number-rows-spanned="1">
            <text:p>Cahier des charges</text:p>
          </table:table-cell>
          <table:covered-table-cell table:style-name="ce115"/>
          <table:table-cell table:style-name="ce170"/>
          <table:table-cell table:style-name="ce186" office:value-type="string" calcext:value-type="string">
            <text:p>Nous nous efforçons toujours d'apporter les dernières technologies, nous achetons les meilleurs logiciels disponibles sous licence et nous conservons notre équipe interne pour personnaliser les choses à notre manière. Nous utilisons toujours les normes éprouvées du secteur en matière de documentation, de pratiques, de qualité et de fiabilité. Nous recrutons également des experts compétents en matière de technologie, disponibles partout dans le monde.</text:p>
            <text:p>...Nos investisseurs, parties prenantes et financiers sont pleinement convaincus que l'ajout d'une interactivité créative et du streaming à nos productions médiatiques est la prochaine grande étape dans ce secteur, compte tenu de l'évolution d'Internet, des télécommunications, des technologies de l'information et des appareils mobiles.</text:p>
          </table:table-cell>
          <table:table-cell table:style-name="ce186" office:value-type="string" calcext:value-type="string">
            <text:p>Notre projet de streaming vidéo interactif vise à offrir les fonctionnalités ci-dessous pour permettre aux utilisateurs d'interagir avec la vidéo d'une manière positive et utile :</text:p>
            <text:p>     1. Téléchargements en utilisant les liens à l'intérieur de la vidéo ;</text:p>
            <text:p>     2. Modification de l'histoire en fonction  des choix de l'utilisateur ;</text:p>
            <text:p>     3. Rotation interactive tridimensionnelle (vidéo 360) ;</text:p>
            <text:p>     4. Les éléments du menu ou de la table des matières permettent, lorsque l’on clic dessus,de passer directement à un segment spécifique de la vidéo ;</text:p>
            <text:p>     5. Saisie des données et des commentaires des utilisateurs dans la vidéo ;</text:p>
            <text:p>     6. Génération dynamique de vidéos personnalisées ;</text:p>
            <text:p>     7. Sécurisation de parties de la vidéo avec un mot de passe ;</text:p>
            <text:p/>
            <text:p>Ce projet doit permettre d'améliorer et améliorer grandement la place de l'Interactivité et du Streaming dans nos productions vidéo, qui sont au centre de ce projet.</text:p>
            <text:p/>
            <text:p>Notre vision architecturale pour le projet de streaming vidéo interactif est alignée sur notre stratégie informatique éprouvée sur le  long terme :</text:p>
            <text:p>     • Définir les caractéristiques et les interactions des utilisateurs de notre offre de produits ou services (dans ce cas, le service de streaming vidéo interactif).</text:p>
            <text:p>     • Apporter le meilleur des logiciels éprouvés disponibles sur le marché. Dans ce cas, il s'agira d'un certain nombre de produits logiciels pouvant fonctionner sur les appareils que nos utilisateurs utiliseront pour accéder au service de diffusion vidéo interactive en continu. En outre, nous pourrions avoir besoin d'utiliser certains services dans le cloud pour ce projet.</text:p>
            <text:p>     • Préparer une liste de modules logiciels que nous voulons développer spécifiquement pour ce projet dans le cadre de notre stratégie de développement de logiciels personnalisés.</text:p>
            <text:p>     • Identifier toutes les interactions et intégrations entre les modules logiciels, que ce soit du côté de l'utilisateur (client), dans le cloud, sur nos propres serveurs ou dans des modules logiciels personnalisés.</text:p>
            <text:p>     • Identifier notre expertise interne disponible en matière de développement que nous voulons utiliser pour ce projet.</text:p>
            <text:p>     • Établir un plan de test suivant la méthodologie BDD (Business-Driven Development)  qui puisse évaluer les fonctionnalités des modules et composants logiciels en fonction des caractéristiques requises du produit.</text:p>
            <text:p>     • Le plan de test doit comporter des tests au niveau de l'application et au niveau des composants.</text:p>
            <text:p>     • Quelles sont les ressources humaines externes nécessaires pour le projet ? Quels sont les professionnels que nous pouvons engager en tant que développeurs à distance ? </text:p>
            <text:p>     • Notre politique d'entreprise consiste à engager des développeurs à distance chaque fois que cela est possible, car il est plus facile de trouver une correspondance exacte (entre les compétences du développeur et nos besoin) si l'on cherche dans le monde entier ou dans un pays qu’au sein d’une seule ville.</text:p>
            <text:p/>
            <text:p>Rédiger un plan de test pour gérer les détails des procédures de test :</text:p>
            <text:p>     • S’assurer que le nouveau projet de streaming vidéo interactif satisfasse l'architecture cible.</text:p>
            <text:p>     • Créer des  listes de contrôle qui seront utilisées pour assurer la conformité (par rapport à l’architecture cible) de l'ingénierie, de l'infrastructure informatique, de l'interface utilisateur, des fonctionnalités, des caractéristiques, des API et d'autres composants et paramètres. Ces listes doivent inclure des :</text:p>
            <text:p>               a. Tests au niveau des composants : Comment tester et maintenir chaque composant (par exemple, la bibliothèque de l'éditeur vidéo interactif). </text:p>
            <text:p>               b. Tests au niveau de l'application : Comment tester l'application complète de streaming interactif.</text:p>
            <text:p>      • Préciser, pour chaque niveau de test,  les tests qui seront effectués et la procédure/les mesures à prendre pour chaque scénario de test.</text:p>
            <text:p>     • Proposer des indicateurs pour chaque test (résultats attendus).</text:p>
            <text:p>     • Décrire la façon dont les données seront collectées.</text:p>
          </table:table-cell>
          <table:table-cell table:style-name="ce192" table:number-columns-repeated="2"/>
          <table:table-cell table:style-name="ce199"/>
          <table:table-cell table:number-columns-repeated="995"/>
        </table:table-row>
        <table:table-row table:style-name="ro15">
          <table:table-cell/>
          <table:covered-table-cell table:style-name="ce107"/>
          <table:table-cell table:style-name="ce155" office:value-type="string" calcext:value-type="string" table:number-columns-spanned="2" table:number-rows-spanned="1">
            <text:p>Définition de l’architecture</text:p>
          </table:table-cell>
          <table:covered-table-cell table:style-name="ce115"/>
          <table:table-cell table:style-name="ce170"/>
          <table:table-cell table:style-name="ce187" office:value-type="string" calcext:value-type="string">
            <text:p>Gibberish.net propose actuellement trois types de services de production de médias :</text:p>
            <text:p>     • Vidéos de marque et commerciales</text:p>
            <text:p>     • Production de vidéos d'animation</text:p>
            <text:p>     • Documentaires et récits numériques</text:p>
          </table:table-cell>
          <table:table-cell table:style-name="ce187"/>
          <table:table-cell table:style-name="ce193" table:number-columns-repeated="2"/>
          <table:table-cell table:style-name="ce200"/>
          <table:table-cell table:number-columns-repeated="995"/>
        </table:table-row>
        <table:table-row table:style-name="ro16">
          <table:table-cell/>
          <table:covered-table-cell table:style-name="ce107"/>
          <table:table-cell table:style-name="ce154" office:value-type="string" calcext:value-type="string" table:number-columns-spanned="2" table:number-rows-spanned="1">
            <text:p>Production de médias de base (archimate)</text:p>
          </table:table-cell>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16">
          <table:table-cell/>
          <table:covered-table-cell table:style-name="ce107"/>
          <table:table-cell table:style-name="ce155" office:value-type="string" calcext:value-type="string" table:number-columns-spanned="2" table:number-rows-spanned="1">
            <text:p>Production de médias cibles (archimate)</text:p>
          </table:table-cell>
          <table:covered-table-cell table:style-name="ce115"/>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7">
          <table:table-cell/>
          <table:covered-table-cell/>
          <table:table-cell table:style-name="ce154" office:value-type="string" calcext:value-type="string" table:number-columns-spanned="2" table:number-rows-spanned="1">
            <text:p>Mail de Marie M. Responsable ingénierie</text:p>
          </table:table-cell>
          <table:covered-table-cell table:style-name="ce115"/>
          <table:table-cell table:style-name="ce170"/>
          <table:table-cell table:style-name="ce186" office:value-type="string" calcext:value-type="string">
            <text:p>Le cahier des charges fournit également une liste des fonctionnalités d'interactivité que notre projet de diffusion vidéo interactive entend offrir. Vous compléterez ce document en ajoutant des critères et des procédures d'acceptation (critères permettant de mesurer et de vérifier le succès de l'exécution) pour chaque élément de la liste des fonctionnalités.</text:p>
            <text:p/>
            <text:p>Deuxièmement, veuillez consulter la définition de l'architecture, également fournie par Alex. Elle contient les sections Architecture de base et Architecture cible.  Le but principal de la section Architecture de base est de décrire nos activités actuelles et les ressources logicielles que nous sommes prêts à allouer à ce nouveau projet de diffusion vidéo interactive. Vous n'êtes pas tenu de justifier quoi que ce soit sur l'architecture de base dans votre travail, puisque c'est le point de départ du projet qui vous est donné.</text:p>
            <text:p/>
            <text:p>Vous verrez également une section sur l'architecture cible (avec les éléments manquants et les possibilités d'amélioration), qui suggère une architecture permettant d'atteindre les objectifs du projet. L'objectif de la section Architecture cible est de vous donner un exemple (bien qu'incomplet) de construction de l'architecture cible. Vous pouvez décider d'améliorer et de compléter l'architecture cible donnée (incomplète) ou de construire une nouvelle architecture cible à partir de zéro. Dans les deux cas, vous justifierez l'architecture cible complétée, en gardant à l'esprit que l'architecture cible est censée mettre en œuvre tous les éléments de la liste des fonctionnalités d'interactivité. </text:p>
            <text:p/>
            <text:p>En outre, vous devrez élaborer un plan de test suivant la méthodologie BDD, qui est votre principal objectif commercial. Ainsi, ce plan de test comportera dans l’ordre les éléments suivants: fonctionnalités, architecture cible, analyse des lacunes et composants à tester. Votre travail consiste à déterminer ce qui suit :</text:p>
            <text:p>      Comment s'assurer que le nouveau projet de diffusion vidéo interactive en continu est conforme à l'architecture cible.</text:p>
            <text:p>     Un certain nombre de listes de contrôle qui seront utilisées pour assurer la conformité de l'ingénierie, de l'infrastructure informatique, de l'interface utilisateur, des fonctionnalités, des caractéristiques, des API et d'autres composants et paramètres par rapport aux principes architecturaux.</text:p>
            <text:p>     A. Tests au niveau des composants : Comment tester et maintenir chaque composant (par exemple, la bibliothèque d'éditeurs vidéo interactifs).</text:p>
            <text:p>     B. Tests au niveau de l'application : Comment tester entièrement l'application de streaming interactif.</text:p>
            <text:p>     Pour chaque niveau de test (A et B), vous préciserez les tests qui seront effectués et les procédures/actions à réaliser pour chaque scénario de test.</text:p>
            <text:p>     Indicateurs pour chaque test (résultats attendus).</text:p>
            <text:p>     Comment les données seront collectées pour chaque test. </text:p>
          </table:table-cell>
          <table:table-cell table:style-name="ce186"/>
          <table:table-cell table:style-name="ce192" table:number-columns-repeated="2"/>
          <table:table-cell table:style-name="ce199"/>
          <table:table-cell table:number-columns-repeated="995"/>
        </table:table-row>
        <table:table-row table:style-name="ro18">
          <table:table-cell/>
          <table:covered-table-cell/>
          <table:table-cell table:style-name="ce156" office:value-type="string" calcext:value-type="string" table:number-columns-spanned="2" table:number-rows-spanned="1">
            <text:p>Discussion avec Pierre Parker (administrateur système)</text:p>
          </table:table-cell>
          <table:covered-table-cell table:style-name="ce163"/>
          <table:table-cell table:style-name="ce170"/>
          <table:table-cell table:style-name="ce188" office:value-type="string" calcext:value-type="string">
            <text:p>Moi : Oui, je crois savoir que les fichiers ArchiMate bruts font également partie de la documentation TOGAF. </text:p>
            <text:p>Pierre : Oui, ces fichiers font partie de la documentation TOGAF, mais nous conservons également des fichiers bruts juste au cas où quelqu'un voudrait modifier ou améliorer la source.</text:p>
          </table:table-cell>
          <table:table-cell table:style-name="ce188"/>
          <table:table-cell table:style-name="ce194" table:number-columns-repeated="2"/>
          <table:table-cell table:style-name="ce201"/>
          <table:table-cell table:number-columns-repeated="995"/>
        </table:table-row>
        <table:table-row table:style-name="ro1" table:number-rows-repeated="6">
          <table:table-cell table:number-columns-repeated="1005"/>
        </table:table-row>
        <table:table-row table:style-name="ro5" table:number-rows-repeated="2">
          <table:table-cell table:number-columns-repeated="5"/>
          <table:table-cell table:style-name="ce48"/>
          <table:table-cell table:number-columns-repeated="999"/>
        </table:table-row>
        <table:table-row table:style-name="ro1" table:number-rows-repeated="1048555">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9-14T11:55:29.520878712</dc:date>
    <meta:editing-duration>PT21H41M43S</meta:editing-duration>
    <meta:editing-cycles>95</meta:editing-cycles>
    <meta:generator>LibreOffice/7.3.4.2$Linux_X86_64 LibreOffice_project/728fec16bd5f605073805c3c9e7c4212a0120dc5</meta:generator>
    <meta:document-statistic meta:table-count="2" meta:cell-count="47" meta:object-count="0"/>
  </office:meta>
</office:document-meta>
</file>